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4.26cm" style:rel-column-width="18687*"/>
    </style:style>
    <style:style style:name="MethodTable.B" style:family="table-column">
      <style:table-column-properties style:column-width="10.679cm" style:rel-column-width="46848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4cm" table:align="center"/>
    </style:style>
    <style:style style:name="Table1.A" style:family="table-column">
      <style:table-column-properties style:column-width="3.942cm"/>
    </style:style>
    <style:style style:name="Table1.B" style:family="table-column">
      <style:table-column-properties style:column-width="10.998cm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Table_20_Description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P3" style:family="paragraph" style:parent-style-name="Method_20_Body">
      <style:text-properties style:font-name="DejaVu Serif2" fo:font-size="11pt" style:font-size-asian="11pt" style:font-size-complex="11pt"/>
    </style:style>
    <style:style style:name="P4" style:family="paragraph" style:parent-style-name="Method_20_Body">
      <style:text-properties fo:font-size="11pt" style:font-size-asian="11pt" style:font-size-complex="11pt"/>
    </style:style>
    <style:style style:name="P5" style:family="paragraph" style:parent-style-name="Method_20_Body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Method_20_Body">
      <style:text-properties fo:font-size="11pt" style:text-underline-style="none" style:font-size-asian="11pt" style:font-size-complex="11pt"/>
    </style:style>
    <style:style style:name="P7" style:family="paragraph" style:parent-style-name="Method_20_Body">
      <style:text-properties fo:color="#0000ff" style:font-name="DejaVu Serif2" fo:font-size="11pt" style:text-underline-style="none" fo:font-weight="normal" style:font-name-asian="Monospace" style:font-size-asian="11pt" style:font-weight-asian="normal" style:font-name-complex="Monospace" style:font-size-complex="11pt" style:font-weight-complex="normal"/>
    </style:style>
    <style:style style:name="P8" style:family="paragraph" style:parent-style-name="Method_20_Body">
      <style:text-properties style:text-underline-style="none"/>
    </style:style>
    <style:style style:name="P9" style:family="paragraph" style:parent-style-name="Method_20_Body">
      <style:text-properties style:text-underline-style="none" fo:font-weight="normal" style:font-weight-asian="normal" style:font-weight-complex="normal"/>
    </style:style>
    <style:style style:name="P10" style:family="paragraph" style:parent-style-name="Method_20_Body">
      <style:paragraph-properties fo:margin-left="0cm" fo:margin-right="0cm" fo:text-indent="0cm" style:auto-text-indent="false"/>
    </style:style>
    <style:style style:name="P11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12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13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5" style:family="paragraph" style:parent-style-name="Coding_20_Body">
      <style:text-properties fo:color="#0000ff" style:text-underline-style="none" fo:font-weight="normal" style:font-name-asian="Monospace" style:font-weight-asian="normal" style:font-name-complex="Monospace" style:font-weight-complex="normal"/>
    </style:style>
    <style:style style:name="P16" style:family="paragraph" style:parent-style-name="Method_20_Code_20_Listing">
      <style:text-properties style:text-underline-style="none"/>
    </style:style>
    <style:style style:name="P17" style:family="paragraph" style:parent-style-name="Code_20_Listing">
      <style:text-properties fo:color="#0000ff" style:text-underline-style="none" fo:font-weight="bold" style:font-name-asian="Monospace" style:font-weight-asian="bold" style:font-name-complex="Monospace" style:font-weight-complex="bold"/>
    </style:style>
    <style:style style:name="P18" style:family="paragraph" style:parent-style-name="Method_20_Listing_20_Title">
      <style:paragraph-properties fo:break-before="page"/>
    </style:style>
    <style:style style:name="P19" style:family="paragraph" style:parent-style-name="Method_20_Title">
      <style:paragraph-properties fo:break-before="page"/>
    </style:style>
    <style:style style:name="P20" style:family="paragraph" style:parent-style-name="Method_20_Title">
      <style:paragraph-properties fo:break-before="page"/>
      <style:text-properties style:text-underline-style="none"/>
    </style:style>
    <style:style style:name="P21" style:family="paragraph" style:parent-style-name="Method_20_Title">
      <style:paragraph-properties fo:break-before="page"/>
      <style:text-properties style:text-underline-style="none" fo:font-weight="bold" style:font-weight-asian="bold" style:font-weight-complex="bold"/>
    </style:style>
    <style:style style:name="P22" style:family="paragraph" style:parent-style-name="Class_20_Title" style:master-page-name="Standard">
      <style:paragraph-properties style:page-number="auto"/>
    </style:style>
    <style:style style:name="P23" style:family="paragraph" style:parent-style-name="Criteria_20_Body" style:list-style-name="L1"/>
    <style:style style:name="P24" style:family="paragraph" style:parent-style-name="Coding_20_Title">
      <style:paragraph-properties fo:break-before="page"/>
      <style:text-properties fo:color="#0000ff" style:text-underline-style="none" fo:font-weight="bold" style:font-name-asian="Monospace" style:font-weight-asian="bold" style:font-name-complex="Monospace" style:font-weight-complex="bold"/>
    </style:style>
    <style:style style:name="P25" style:family="paragraph" style:parent-style-name="Method_20_Body" style:list-style-name="L2">
      <style:text-properties style:font-name="DejaVu Serif2" fo:font-size="11pt" style:font-size-asian="11pt" style:font-size-complex="11pt"/>
    </style:style>
    <style:style style:name="P26" style:family="paragraph" style:parent-style-name="Method_20_Body" style:list-style-name="L4">
      <style:text-properties style:font-name="DejaVu Serif2" fo:font-size="11pt" style:font-size-asian="11pt" style:font-size-complex="11pt"/>
    </style:style>
    <style:style style:name="P27" style:family="paragraph" style:parent-style-name="Method_20_Body" style:list-style-name="L5">
      <style:text-properties style:font-name="DejaVu Serif2" fo:font-size="11pt" style:font-size-asian="11pt" style:font-size-complex="11pt"/>
    </style:style>
    <style:style style:name="P28" style:family="paragraph" style:parent-style-name="Method_20_Body" style:list-style-name="L2">
      <style:text-properties fo:color="#0000ff" style:font-name="DejaVu Serif2" fo:font-size="11pt" fo:font-weight="normal" style:font-name-asian="Monospace" style:font-size-asian="11pt" style:font-weight-asian="bold" style:font-name-complex="Monospace" style:font-size-complex="11pt" style:font-weight-complex="bold"/>
    </style:style>
    <style:style style:name="P29" style:family="paragraph" style:parent-style-name="Method_20_Body" style:list-style-name="L3">
      <style:text-properties fo:font-size="11pt" style:font-size-asian="11pt" style:font-size-complex="11pt"/>
    </style:style>
    <style:style style:name="P30" style:family="paragraph" style:parent-style-name="Method_20_Body" style:list-style-name="L3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style:font-name-asian="Monospace" style:font-name-complex="Monospace" style:font-weight-complex="bold"/>
    </style:style>
    <style:style style:name="T5" style:family="text">
      <style:text-properties style:text-underline-style="none" style:font-name-asian="Monospace" style:font-name-complex="Monospace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style:font-size-asian="10pt" style:font-size-complex="10pt"/>
    </style:style>
    <style:style style:name="T9" style:family="text">
      <style:text-properties style:text-underline-style="none" style:font-weight-complex="normal"/>
    </style:style>
    <style:style style:name="T10" style:family="text">
      <style:text-properties style:text-underline-style="none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style:font-name="DejaVu Serif2" fo:font-size="11pt" style:font-size-asian="11pt" style:font-size-complex="11pt"/>
    </style:style>
    <style:style style:name="T14" style:family="text">
      <style:text-properties fo:color="#0000ff" style:font-name="Liberation Sans" style:font-name-asian="Monospace" style:font-name-complex="Monospace"/>
    </style:style>
    <style:style style:name="T15" style:family="text">
      <style:text-properties fo:color="#0000ff" fo:font-weight="normal" style:font-name-asian="Monospace" style:font-weight-asian="bold" style:font-name-complex="Monospace" style:font-weight-complex="bold"/>
    </style:style>
    <style:style style:name="T16" style:family="text">
      <style:text-properties fo:color="#0000ff" fo:font-weight="bold" style:font-name-asian="Monospace" style:font-weight-asian="bold" style:font-name-complex="Monospace" style:font-weight-complex="bold"/>
    </style:style>
    <style:style style:name="T17" style:family="text">
      <style:text-properties fo:color="#0000ff" style:text-underline-style="none" fo:font-weight="normal" style:font-name-asian="Monospace" style:font-weight-asian="normal" style:font-name-complex="Monospace" style:font-weight-complex="normal"/>
    </style:style>
    <style:style style:name="T18" style:family="text">
      <style:text-properties fo:color="#0000ff" style:text-underline-style="none" fo:font-weight="bold" style:font-name-asian="Monospace" style:font-weight-asian="bold" style:font-name-complex="Monospace" style:font-weight-complex="bold"/>
    </style:style>
    <style:style style:name="T19" style:family="text">
      <style:text-properties fo:font-style="italic" style:text-underline-style="none" style:font-style-asian="italic" style:font-style-complex="italic"/>
    </style:style>
    <style:style style:name="T2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2" style:family="text">
      <style:text-properties style:font-weight-complex="bold"/>
    </style:style>
    <style:style style:name="T23" style:family="text">
      <style:text-properties style:font-style-asian="italic" style:font-style-complex="italic" style:font-weight-complex="bold"/>
    </style:style>
    <style:style style:name="T24" style:family="text">
      <style:text-properties fo:color="#000000"/>
    </style:style>
    <style:style style:name="T25" style:family="text">
      <style:text-properties style:font-name="Liberation Mono"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PrintU/FormatArray</text:h>
      <text:p text:style-name="Class_20_Description"/>
      <text:p text:style-name="Class_20_Description"><text:span text:style-name="T11">The </text:span><text:span text:style-name="T1">PrintU\FormatArray</text:span><text:span text:style-name="T11"> class is a static class which will return a printable string containing an array keys and fields in a pleasant, hierarchical format for easy viewing.</text:span></text:p>
      <text:p text:style-name="Class_20_Description"/>
      <text:h text:style-name="Criteria_20_Title" text:outline-level="2">Design Criteria and Considerations</text:h>
      <text:p text:style-name="Criteria_20_Body"/>
      <text:p text:style-name="Criteria_20_Body">Among the design considerations for the <text:span text:style-name="T1">PrintU\FormatArray </text:span>class are:</text:p>
      <text:p text:style-name="Criteria_20_Body"/>
      <text:list xml:id="list654454265" text:style-name="L1">
        <text:list-item>
          <text:p text:style-name="P23">The class must be standalone, with the exception of <text:span text:style-name="T1">PrintU\Exception</text:span> to notify the caller about an error situation;</text:p>
        </text:list-item>
        <text:list-item>
          <text:p text:style-name="P23">The class must be a fully static implementation.</text:p>
        </text:list-item>
      </text:list>
      <text:p text:style-name="Criteria_20_Body"/>
      <text:p text:style-name="Standard"/>
      <text:h text:style-name="P18" text:outline-level="4">Class Properties</text:h>
      <text:p text:style-name="Method_20_Body"/>
      <text:p text:style-name="Method_20_Body">The <text:span text:style-name="T1">PrintU\FormatArray</text:span> class contains the following static class variables (properties)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11">Properties</text:p>
          </table:table-cell>
          <table:table-cell table:style-name="MethodTable.B1" office:value-type="string">
            <text:p text:style-name="P11">Description</text:p>
          </table:table-cell>
        </table:table-row>
        <table:table-row>
          <table:table-cell table:style-name="MethodTable.A2" office:value-type="string">
            <text:p text:style-name="P13">$recursionLevel</text:p>
          </table:table-cell>
          <table:table-cell table:style-name="MethodTable.B2" office:value-type="string">
            <text:p text:style-name="P10">The current recursion level.</text:p>
          </table:table-cell>
        </table:table-row>
        <table:table-row>
          <table:table-cell table:style-name="MethodTable.A2" office:value-type="string">
            <text:p text:style-name="P13">$maxLevel</text:p>
          </table:table-cell>
          <table:table-cell table:style-name="MethodTable.B2" office:value-type="string">
            <text:p text:style-name="P2">Maximum allowed recursion levels.</text:p>
          </table:table-cell>
        </table:table-row>
        <table:table-row>
          <table:table-cell table:style-name="MethodTable.A2" office:value-type="string">
            <text:p text:style-name="P13">$buffer</text:p>
          </table:table-cell>
          <table:table-cell table:style-name="MethodTable.B2" office:value-type="string">
            <text:p text:style-name="P2">Formatted array output string.</text:p>
          </table:table-cell>
        </table:table-row>
        <table:table-row>
          <table:table-cell table:style-name="MethodTable.A2" office:value-type="string">
            <text:p text:style-name="P12"><text:a xlink:type="simple" xlink:href="#get">$</text:a><text:span text:style-name="T13">indentCharacter</text:span></text:p>
          </table:table-cell>
          <table:table-cell table:style-name="MethodTable.B2" office:value-type="string">
            <text:p text:style-name="Method_20_Table_20_Description">Character sequence used to indent output.</text:p>
          </table:table-cell>
        </table:table-row>
      </table:table>
      <text:p text:style-name="Standard"/>
      <text:h text:style-name="Method_20_Listing_20_Title" text:outline-level="4"/>
      <text:h text:style-name="Method_20_Listing_20_Title" text:outline-level="4">Class Methods</text:h>
      <text:h text:style-name="Method_20_Listing_20_Title" text:outline-level="4"/>
      <text:p text:style-name="Method_20_Body">The <text:span text:style-name="T1">PrintU\FormatArray</text:span> class contains the following static methods:</text:p>
      <text:p text:style-name="Method_20_Body"/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Method</text:p>
          </table:table-cell>
          <table:table-cell table:style-name="Table1.B1" office:value-type="string">
            <text:p text:style-name="P11">Description</text:p>
          </table:table-cell>
        </table:table-row>
        <table:table-row>
          <table:table-cell table:style-name="Table1.A2" office:value-type="string">
            <text:p text:style-name="P12"><text:a xlink:type="simple" xlink:href="#construct"><text:span text:style-name="T12">s</text:span></text:a><text:span text:style-name="T12">ortableArray</text:span></text:p>
          </table:table-cell>
          <table:table-cell table:style-name="Table1.B2" office:value-type="string">
            <text:p text:style-name="Method_20_Table_20_Description"><text:span text:style-name="T3">The purpose of this method is to keep from getting bad results </text:span>when sorting an array by-value when it contains class objects in the array value.</text:p>
          </table:table-cell>
        </table:table-row>
        <table:table-row>
          <table:table-cell table:style-name="Table1.A2" office:value-type="string">
            <text:p text:style-name="P14">buferMessage</text:p>
          </table:table-cell>
          <table:table-cell table:style-name="Table1.B2" office:value-type="string">
            <text:p text:style-name="Method_20_Table_20_Description"><text:span text:style-name="T14">Add a message to the format buffer</text:span>.</text:p>
          </table:table-cell>
        </table:table-row>
        <table:table-row>
          <table:table-cell table:style-name="Table1.A2" office:value-type="string">
            <text:p text:style-name="P14">bufferLine</text:p>
          </table:table-cell>
          <table:table-cell table:style-name="Table1.B2" office:value-type="string">
            <text:p text:style-name="Method_20_Table_20_Description">Add a message followed by a new-line sequence.</text:p>
          </table:table-cell>
        </table:table-row>
        <table:table-row>
          <table:table-cell table:style-name="Table1.A2" office:value-type="string">
            <text:p text:style-name="P14">buffer</text:p>
          </table:table-cell>
          <table:table-cell table:style-name="Table1.B2" office:value-type="string">
            <text:p text:style-name="Method_20_Table_20_Description">Returns a property value by reference.</text:p>
          </table:table-cell>
        </table:table-row>
        <table:table-row>
          <table:table-cell table:style-name="Table1.A2" office:value-type="string">
            <text:p text:style-name="P14">indentCharacter</text:p>
          </table:table-cell>
          <table:table-cell table:style-name="Table1.B2" office:value-type="string">
            <text:p text:style-name="Method_20_Table_20_Description">Unset (delete) the property.</text:p>
          </table:table-cell>
        </table:table-row>
        <table:table-row>
          <table:table-cell table:style-name="Table1.A2" office:value-type="string">
            <text:p text:style-name="P14">maxLevel</text:p>
          </table:table-cell>
          <table:table-cell table:style-name="Table1.B2" office:value-type="string">
            <text:p text:style-name="Method_20_Table_20_Description">Unset property values from an array of names.</text:p>
          </table:table-cell>
        </table:table-row>
        <table:table-row>
          <table:table-cell table:style-name="Table1.A2" office:value-type="string">
            <text:p text:style-name="P14">format</text:p>
          </table:table-cell>
          <table:table-cell table:style-name="Table1.B2" office:value-type="string">
            <text:p text:style-name="Method_20_Table_20_Description">Set property values from an associative array.</text:p>
          </table:table-cell>
        </table:table-row>
        <table:table-row>
          <table:table-cell table:style-name="Table1.A2" office:value-type="string">
            <text:p text:style-name="P14">formatArray</text:p>
          </table:table-cell>
          <table:table-cell table:style-name="Table1.B2" office:value-type="string">
            <text:p text:style-name="Method_20_Table_20_Description">Return true if property is set, false if not.</text:p>
          </table:table-cell>
        </table:table-row>
      </table:table>
      <text:p text:style-name="Standard"/>
      <text:p text:style-name="Standard"/>
      <text:h text:style-name="P19" text:outline-level="5">sortableArray</text:h>
      <text:p text:style-name="Method_20_Body"/>
      <text:p text:style-name="Method_20_Body"><text:span text:style-name="T3">The purpose of this method is to keep from getting bad results </text:span>when sorting an array by-value when it contains class objects in the array value.</text:p>
      <text:p text:style-name="Method_20_Body"/>
      <text:p text:style-name="Method_20_Code_20_Listing">/**</text:p>
      <text:p text:style-name="Method_20_Code_20_Listing"><text:s/>* sortableArray</text:p>
      <text:p text:style-name="Method_20_Code_20_Listing"><text:s/>*</text:p>
      <text:p text:style-name="Method_20_Code_20_Listing"><text:s/>* The purpose of this method is to keep from getting bad results</text:p>
      <text:p text:style-name="Method_20_Code_20_Listing"><text:s/>* when sorting an array containing class objects</text:p>
      <text:p text:style-name="Method_20_Code_20_Listing"><text:s/>* @param array $array = array to be converted to 'sortable'</text:p>
      <text:p text:style-name="Method_20_Code_20_Listing"><text:s/>* @return array $array</text:p>
      <text:p text:style-name="Method_20_Code_20_Listing"><text:s/>*/</text:p>
      <text:p text:style-name="Method_20_Code_20_Listing">private static function sortableArray($array)</text:p>
      <text:p text:style-name="Method_20_Code_20_Listing">{</text:p>
      <text:p text:style-name="Method_20_Code_20_Listing"><text:tab/>foreach($array as $key =&gt; $value)</text:p>
      <text:p text:style-name="Method_20_Code_20_Listing"><text:tab/>{</text:p>
      <text:p text:style-name="Method_20_Code_20_Listing"><text:tab/><text:tab/>if (is_array($value))</text:p>
      <text:p text:style-name="Method_20_Code_20_Listing"><text:tab/><text:tab/>{</text:p>
      <text:p text:style-name="Method_20_Code_20_Listing"><text:tab/><text:tab/><text:tab/>$array[$key] = self::sortableArray($value);</text:p>
      <text:p text:style-name="Method_20_Code_20_Listing"><text:tab/><text:tab/>}</text:p>
      <text:p text:style-name="Method_20_Code_20_Listing"><text:tab/><text:tab/>elseif (is_object($value))</text:p>
      <text:p text:style-name="Method_20_Code_20_Listing"><text:tab/><text:tab/>{</text:p>
      <text:p text:style-name="Method_20_Code_20_Listing"><text:tab/><text:tab/><text:tab/>$array[$key] = get_class($value);</text:p>
      <text:p text:style-name="Method_20_Code_20_Listing"><text:tab/><text:tab/>}</text:p>
      <text:p text:style-name="Method_20_Code_20_Listing"><text:tab/>}</text:p>
      <text:p text:style-name="Method_20_Code_20_Listing"><text:s text:c="4"/><text:tab/></text:p>
      <text:p text:style-name="Method_20_Code_20_Listing"><text:tab/>return $array;</text:p>
      <text:p text:style-name="Method_20_Code_20_Listing">}</text:p>
      <text:p text:style-name="Method_20_Body"/>
      <text:p text:style-name="Method_20_Body"><text:span text:style-name="T6">The </text:span><text:span text:style-name="Class_20_Variables"><text:span text:style-name="T3">sortableArray</text:span></text:span><text:span text:style-name="T6"> method expects a single, mandatory parameter:</text:span></text:p>
      <text:p text:style-name="Method_20_Body"/>
      <text:p text:style-name="Method_20_Indent"><text:span text:style-name="T7">$array</text:span><text:span text:style-name="T6"> <text:s/>= the array to be converted</text:span></text:p>
      <text:p text:style-name="Method_20_Body"/>
      <text:p text:style-name="Method_20_Body"><text:span text:style-name="T6">Each item is iterated through by </text:span><text:span text:style-name="Class_20_Variables"><text:span text:style-name="T8">$key</text:span></text:span><text:span text:style-name="T6"> and </text:span><text:span text:style-name="Class_20_Variables"><text:span text:style-name="T8">$value</text:span></text:span><text:span text:style-name="T6">:</text:span></text:p>
      <text:p text:style-name="Method_20_Body"/>
      <text:list xml:id="list931352752" text:style-name="L2">
        <text:list-item>
          <text:p text:style-name="P25"><text:span text:style-name="T15">if </text:span><text:span text:style-name="T16">$value</text:span><text:span text:style-name="T15"> is an array, </text:span><text:span text:style-name="T16">sortableArray</text:span><text:span text:style-name="T15"> is passed </text:span><text:span text:style-name="T16">$value</text:span><text:span text:style-name="T15"> as the array to convert and the result is stored in the original array at the original </text:span><text:span text:style-name="T16">$key</text:span><text:span text:style-name="T15">;</text:span></text:p>
          <text:p text:style-name="P28"/>
        </text:list-item>
        <text:list-item>
          <text:p text:style-name="P25"><text:span text:style-name="T15">Otherwise, if </text:span><text:span text:style-name="T16">$value</text:span><text:span text:style-name="T15"> is an object, the class name of the object is stored in the original array at the original </text:span><text:span text:style-name="T16">$key</text:span><text:span text:style-name="T15">.</text:span></text:p>
        </text:list-item>
      </text:list>
      <text:p text:style-name="Method_20_Body"/>
      <text:p text:style-name="Method_20_Body"><text:span text:style-name="T6">At the end of the iteration, the modified </text:span><text:span text:style-name="Class_20_Variables"><text:span text:style-name="T3">$array</text:span></text:span><text:span text:style-name="T6"> is returned.</text:span></text:p>
      <text:p text:style-name="Method_20_Body"/>
      <text:h text:style-name="P19" text:outline-level="5">bufferMessage</text:h>
      <text:p text:style-name="Method_20_Body"/>
      <text:p text:style-name="Method_20_Body">Add a message to the format buffer.</text:p>
      <text:p text:style-name="Method_20_Body"/>
      <text:p text:style-name="Method_20_Code_20_Listing">/**</text:p>
      <text:p text:style-name="Method_20_Code_20_Listing"><text:s/>* bufferMessage</text:p>
      <text:p text:style-name="Method_20_Code_20_Listing"><text:s/>*</text:p>
      <text:p text:style-name="Method_20_Code_20_Listing"><text:s/>* Add a message to the format buffer</text:p>
      <text:p text:style-name="Method_20_Code_20_Listing"><text:s/>* @param string $message = message to add to the buffer</text:p>
      <text:p text:style-name="Method_20_Code_20_Listing"><text:s/>*/</text:p>
      <text:p text:style-name="Method_20_Code_20_Listing">private static function bufferMessage($message)</text:p>
      <text:p text:style-name="Method_20_Code_20_Listing">{</text:p>
      <text:p text:style-name="Method_20_Code_20_Listing"><text:tab/>self::$buffer .= $message;</text:p>
      <text:p text:style-name="Method_20_Code_20_Listing">}</text:p>
      <text:p text:style-name="Method_20_Body"/>
      <text:p text:style-name="P4"><text:span text:style-name="T6">The </text:span><text:span text:style-name="Class_20_Variables"><text:span text:style-name="T3">$message</text:span></text:span><text:span text:style-name="T6"> is added unmodified to the </text:span><text:span text:style-name="T20">end</text:span><text:span text:style-name="T6"> of the buffer.</text:span></text:p>
      <text:p text:style-name="P5"/>
      <text:p text:style-name="P5"/>
      <text:h text:style-name="P21" text:outline-level="5">bufferLine</text:h>
      <text:p text:style-name="P8"/>
      <text:p text:style-name="P8">Add a message followed by an new-line sequence.</text:p>
      <text:p text:style-name="P8"/>
      <text:p text:style-name="Method_20_Code_20_Listing">/**</text:p>
      <text:p text:style-name="Method_20_Code_20_Listing"><text:s/>* bufferLine</text:p>
      <text:p text:style-name="Method_20_Code_20_Listing"><text:s/>*</text:p>
      <text:p text:style-name="Method_20_Code_20_Listing"><text:s/>* Add a message followed by an end-of-line (eol) sequence to the buffer</text:p>
      <text:p text:style-name="Method_20_Code_20_Listing"><text:s/>* @param string $message = (optional) message + eol to add to the buffer</text:p>
      <text:p text:style-name="Method_20_Code_20_Listing"><text:s/>*/</text:p>
      <text:p text:style-name="Method_20_Code_20_Listing">private static function bufferLine($message='')</text:p>
      <text:p text:style-name="Method_20_Code_20_Listing">{</text:p>
      <text:p text:style-name="Method_20_Code_20_Listing"><text:tab/>self::bufferMessage($message . PHP_EOL);</text:p>
      <text:p text:style-name="P16">}</text:p>
      <text:p text:style-name="P8"/>
      <text:p text:style-name="Method_20_Body"><text:span text:style-name="T6">The </text:span><text:span text:style-name="Class_20_Variables"><text:span text:style-name="T9">$message</text:span></text:span><text:span text:style-name="T6"> is added to the </text:span><text:span text:style-name="T19">end</text:span><text:span text:style-name="T6"> of the buffer, followed by an </text:span><text:span text:style-name="T21">end-of-line</text:span><text:span text:style-name="T6"> sequence.</text:span></text:p>
      <text:p text:style-name="P9"/>
      <text:p text:style-name="Method_20_Body"/>
      <text:h text:style-name="P21" text:outline-level="5">buffer</text:h>
      <text:p text:style-name="P8"/>
      <text:p text:style-name="P8">Get a copy of the result buffer.</text:p>
      <text:p text:style-name="P8"/>
      <text:p text:style-name="Method_20_Code_20_Listing">/**</text:p>
      <text:p text:style-name="Method_20_Code_20_Listing"><text:s/>* buffer</text:p>
      <text:p text:style-name="Method_20_Code_20_Listing"><text:s/>*</text:p>
      <text:p text:style-name="Method_20_Code_20_Listing"><text:s/>* get a copy of the result buffer</text:p>
      <text:p text:style-name="Method_20_Code_20_Listing"><text:s/>* @return string $buffer</text:p>
      <text:p text:style-name="Method_20_Code_20_Listing"><text:s/>*/</text:p>
      <text:p text:style-name="Method_20_Code_20_Listing">public static function buffer()</text:p>
      <text:p text:style-name="Method_20_Code_20_Listing">{</text:p>
      <text:p text:style-name="Method_20_Code_20_Listing"><text:tab/>return self::$buffer;</text:p>
      <text:p text:style-name="P16">}</text:p>
      <text:p text:style-name="P8"/>
      <text:p text:style-name="P4"><text:span text:style-name="T6">Returns a copy of the current </text:span><text:span text:style-name="Class_20_Variables"><text:span text:style-name="T9">$buffer</text:span></text:span><text:span text:style-name="T6">.</text:span></text:p>
      <text:p text:style-name="P5"/>
      <text:h text:style-name="P21" text:outline-level="5">IndentCharacter</text:h>
      <text:p text:style-name="P8"/>
      <text:p text:style-name="P8">Get or set the indent character sequence</text:p>
      <text:p text:style-name="P8"/>
      <text:p text:style-name="Method_20_Code_20_Listing">/**</text:p>
      <text:p text:style-name="Method_20_Code_20_Listing"><text:s/>* indentCharacter</text:p>
      <text:p text:style-name="Method_20_Code_20_Listing"><text:s/>*</text:p>
      <text:p text:style-name="Method_20_Code_20_Listing"><text:s/>* get/set the indent character sequence</text:p>
      <text:p text:style-name="Method_20_Code_20_Listing"><text:s/>* @param string $char = (optional) character indent sequence, null to query</text:p>
      <text:p text:style-name="Method_20_Code_20_Listing"><text:s/>* @return string $char</text:p>
      <text:p text:style-name="Method_20_Code_20_Listing"><text:s/>*/</text:p>
      <text:p text:style-name="Method_20_Code_20_Listing">public static function indentCharacter($char=null)</text:p>
      <text:p text:style-name="Method_20_Code_20_Listing">{</text:p>
      <text:p text:style-name="Method_20_Code_20_Listing"><text:tab/>if ($char !== null)</text:p>
      <text:p text:style-name="Method_20_Code_20_Listing"><text:tab/>{</text:p>
      <text:p text:style-name="Method_20_Code_20_Listing"><text:tab/><text:tab/>self::$indentCharacter = $char;</text:p>
      <text:p text:style-name="Method_20_Code_20_Listing"><text:tab/>}</text:p>
      <text:p text:style-name="Method_20_Code_20_Listing"/>
      <text:p text:style-name="Method_20_Code_20_Listing"><text:tab/>return self::$indentCharacter;</text:p>
      <text:p text:style-name="P16">}</text:p>
      <text:p text:style-name="P8"/>
      <text:p text:style-name="P4">The <text:span text:style-name="variables"><text:span text:style-name="T2">indentCharacter</text:span></text:span> method expects a single, optional parameter:</text:p>
      <text:p text:style-name="P4"/>
      <text:p text:style-name="P4"><text:span text:style-name="Class_20_Variables"><text:span text:style-name="T22">$char</text:span></text:span> <text:s/>= character indent sequence, or <text:span text:style-name="variables"><text:span text:style-name="T2">null</text:span></text:span> to only query (not set the character sequence).</text:p>
      <text:p text:style-name="P4"/>
      <text:p text:style-name="P4">If <text:span text:style-name="Class_20_Variables"><text:span text:style-name="T22">$char</text:span></text:span> contains a non-null string, the <text:span text:style-name="Class_20_Variables"><text:span text:style-name="T22">$indentCharacter</text:span></text:span> class variable is set to <text:span text:style-name="Class_20_Variables"><text:span text:style-name="T22">$char</text:span></text:span></text:p>
      <text:p text:style-name="P4"/>
      <text:p text:style-name="P4"><text:span text:style-name="T3">The current value of </text:span><text:span text:style-name="Class_20_Variables"><text:span text:style-name="T10">$indentCharacter</text:span></text:span><text:span text:style-name="T3"> class variable is returned.</text:span></text:p>
      <text:p text:style-name="P9"/>
      <text:h text:style-name="P21" text:outline-level="5">maxLevel</text:h>
      <text:p text:style-name="P8"/>
      <text:p text:style-name="P8">Get or set the maximum recursion level.</text:p>
      <text:p text:style-name="P8"/>
      <text:p text:style-name="Method_20_Code_20_Listing">/**</text:p>
      <text:p text:style-name="Method_20_Code_20_Listing"><text:s/>* maxLevel</text:p>
      <text:p text:style-name="Method_20_Code_20_Listing"><text:s/>*</text:p>
      <text:p text:style-name="Method_20_Code_20_Listing"><text:s/>* get/set the maximum recursion level</text:p>
      <text:p text:style-name="Method_20_Code_20_Listing"><text:s/>* @param integer $maxLevel = (optional) maximum recursion levels, null to query</text:p>
      <text:p text:style-name="Method_20_Code_20_Listing"><text:s/>* @return integer $maxLevel</text:p>
      <text:p text:style-name="Method_20_Code_20_Listing"><text:s/>*/</text:p>
      <text:p text:style-name="Method_20_Code_20_Listing">public static function maxLevel($maxLevel=null)</text:p>
      <text:p text:style-name="Method_20_Code_20_Listing">{</text:p>
      <text:p text:style-name="Method_20_Code_20_Listing"><text:tab/>if ($maxLevel !== null)</text:p>
      <text:p text:style-name="Method_20_Code_20_Listing"><text:tab/>{</text:p>
      <text:p text:style-name="Method_20_Code_20_Listing"><text:tab/><text:tab/>self::$maxLevel = $maxLevel;</text:p>
      <text:p text:style-name="Method_20_Code_20_Listing"><text:tab/>}</text:p>
      <text:p text:style-name="Method_20_Code_20_Listing"/>
      <text:p text:style-name="Method_20_Code_20_Listing"><text:tab/>return self::$maxLevel;</text:p>
      <text:p text:style-name="P16">}</text:p>
      <text:p text:style-name="P8"/>
      <text:p text:style-name="P4">The <text:span text:style-name="T1">maxLevel</text:span> method expects a single, optional parameter:</text:p>
      <text:p text:style-name="P4"/>
      <text:p text:style-name="Method_20_Indent"><text:span text:style-name="Class_20_Variables"><text:span text:style-name="T22">$maxLevel</text:span></text:span><text:span text:style-name="Class_20_Variables"> </text:span><text:s/>= maximum recursion level, or <text:span text:style-name="variables"><text:span text:style-name="T2">null</text:span></text:span> to only query</text:p>
      <text:p text:style-name="P4"/>
      <text:p text:style-name="P4">If <text:span text:style-name="Class_20_Variables"><text:span text:style-name="T22">$maxLevel</text:span></text:span> contains a non-null integer, the <text:span text:style-name="Class_20_Variables"><text:span text:style-name="T22">$maxLevel</text:span></text:span><text:span text:style-name="Class_20_Variables"> </text:span>class variable is set to <text:span text:style-name="Class_20_Variables"><text:span text:style-name="T22">$maxLevel</text:span></text:span></text:p>
      <text:p text:style-name="P4"/>
      <text:p text:style-name="P4"><text:span text:style-name="T3">The current value of the </text:span><text:span text:style-name="Class_20_Variables"><text:span text:style-name="T10">$maxLevel</text:span></text:span><text:span text:style-name="T3"> class variable is returned.</text:span></text:p>
      <text:p text:style-name="P6"/>
      <text:h text:style-name="P20" text:outline-level="5">format</text:h>
      <text:p text:style-name="P8"/>
      <text:p text:style-name="P8">Create a formatted buffer from the array.</text:p>
      <text:p text:style-name="P8"/>
      <text:p text:style-name="Method_20_Code_20_Listing">/**</text:p>
      <text:p text:style-name="Method_20_Code_20_Listing"><text:s/>* format.</text:p>
      <text:p text:style-name="Method_20_Code_20_Listing"><text:s/>*</text:p>
      <text:p text:style-name="Method_20_Code_20_Listing"><text:s/>* Create a formatted buffer from the array.</text:p>
      <text:p text:style-name="Method_20_Code_20_Listing"><text:s/>* @param array $array = array to print</text:p>
      <text:p text:style-name="Method_20_Code_20_Listing"><text:s/>* @param string $name = (optional) name of the array (if formatOutput)</text:p>
      <text:p text:style-name="Method_20_Code_20_Listing"><text:s/>* @param boolean $sort = (optional) true to sort (default = don't sort)</text:p>
      <text:p text:style-name="Method_20_Code_20_Listing"><text:s/>* @param boolean $sortValues = (optional) true to sort by values (if $sort),</text:p>
      <text:p text:style-name="Method_20_Code_20_Listing"><text:s/>* <text:s text:c="40"/>false to not</text:p>
      <text:p text:style-name="Method_20_Code_20_Listing"><text:s/>* @return string $buffer</text:p>
      <text:p text:style-name="Method_20_Code_20_Listing"><text:s/>*/</text:p>
      <text:p text:style-name="Method_20_Code_20_Listing">public static function format($array, $name=null, $sort=false, $sortValues=false)</text:p>
      <text:p text:style-name="Method_20_Code_20_Listing">{</text:p>
      <text:p text:style-name="Method_20_Code_20_Listing"><text:tab/>self::$buffer = '';</text:p>
      <text:p text:style-name="Method_20_Code_20_Listing"><text:s text:c="4"/><text:tab/>if (self::indentCharacter() === null)</text:p>
      <text:p text:style-name="Method_20_Code_20_Listing"><text:s text:c="4"/><text:tab/>{</text:p>
      <text:p text:style-name="Method_20_Code_20_Listing"><text:s text:c="4"/><text:tab/><text:tab/>self::indentCharacter("\t");</text:p>
      <text:p text:style-name="Method_20_Code_20_Listing"><text:s text:c="4"/><text:tab/>}</text:p>
      <text:p text:style-name="Method_20_Code_20_Listing"/>
      <text:p text:style-name="Method_20_Code_20_Listing"><text:tab/>if (! is_array($array))</text:p>
      <text:p text:style-name="Method_20_Code_20_Listing"><text:tab/>{</text:p>
      <text:p text:style-name="Method_20_Code_20_Listing"><text:tab/><text:tab/>if ($name !== null)</text:p>
      <text:p text:style-name="Method_20_Code_20_Listing"><text:tab/><text:tab/>{</text:p>
      <text:p text:style-name="Method_20_Code_20_Listing"><text:tab/><text:tab/><text:tab/>self::bufferLine(sprintf('%s: %s', $name, $array));</text:p>
      <text:p text:style-name="Method_20_Code_20_Listing"><text:tab/><text:tab/>}</text:p>
      <text:p text:style-name="Method_20_Code_20_Listing"><text:tab/><text:tab/>else</text:p>
      <text:p text:style-name="Method_20_Code_20_Listing"><text:tab/><text:tab/>{</text:p>
      <text:p text:style-name="Method_20_Code_20_Listing"><text:tab/><text:tab/><text:tab/>self::bufferLine($array);</text:p>
      <text:p text:style-name="Method_20_Code_20_Listing"><text:tab/><text:tab/>}</text:p>
      <text:p text:style-name="Method_20_Code_20_Listing"><text:tab/>}</text:p>
      <text:p text:style-name="Method_20_Code_20_Listing"><text:tab/>else</text:p>
      <text:p text:style-name="Method_20_Code_20_Listing"><text:tab/>{</text:p>
      <text:p text:style-name="Method_20_Code_20_Listing"><text:tab/><text:tab/>self::$recursionLevel = 0;</text:p>
      <text:p text:style-name="Method_20_Code_20_Listing"><text:tab/><text:tab/>self::formatArray($array, $name, $sort, $sortValues);</text:p>
      <text:p text:style-name="Method_20_Code_20_Listing"><text:tab/><text:tab/>self::bufferLine('');</text:p>
      <text:p text:style-name="Method_20_Code_20_Listing"><text:tab/>}</text:p>
      <text:p text:style-name="Method_20_Code_20_Listing"/>
      <text:p text:style-name="Method_20_Code_20_Listing"><text:tab/>return self::$buffer;</text:p>
      <text:p text:style-name="P16">}</text:p>
      <text:p text:style-name="P8"/>
      <text:p text:style-name="P4">The <text:span text:style-name="T1">format</text:span> method expects a single, mandatory parameter:</text:p>
      <text:p text:style-name="P4"/>
      <text:p text:style-name="P4"><text:span text:style-name="Class_20_Variables"><text:span text:style-name="T22">$array</text:span></text:span> = the array to format for output</text:p>
      <text:p text:style-name="P4"/>
      <text:p text:style-name="P4">And 3 optional parameters:</text:p>
      <text:p text:style-name="P4"/>
      <text:p text:style-name="Method_20_Indent"><text:span text:style-name="Class_20_Variables"><text:span text:style-name="T22">$name</text:span></text:span> <text:tab/><text:tab/>= array name for (optional) labelling the output</text:p>
      <text:p text:style-name="Method_20_Indent"><text:span text:style-name="Class_20_Variables"><text:span text:style-name="T22">$sort </text:span></text:span><text:span text:style-name="T1"><text:tab/><text:tab/></text:span>= boolean true to sort, false to not sort</text:p>
      <text:p text:style-name="Method_20_Indent"><text:span text:style-name="Class_20_Variables"><text:span text:style-name="T22">$sortValues</text:span></text:span><text:span text:style-name="T1"> <text:tab/></text:span>= boolean true to sort by value, or false to sort by key</text:p>
      <text:p text:style-name="Method_20_Body"/>
      <text:p text:style-name="P4">If the <text:span text:style-name="Class_20_Variables"><text:span text:style-name="T22">$indentCharacter</text:span></text:span> has not been set, a single tab character is assigned as the indentation sequence.</text:p>
      <text:p text:style-name="P4"/>
      <text:p text:style-name="P4"><text:soft-page-break/>If <text:span text:style-name="Class_20_Variables">$array</text:span> is NOT an array</text:p>
      <text:p text:style-name="P4"/>
      <text:list xml:id="list1667596385" text:style-name="L3">
        <text:list-item>
          <text:p text:style-name="P29">if <text:span text:style-name="Class_20_Variables"><text:span text:style-name="T22">$name</text:span></text:span> is provided, the $name and the value of <text:span text:style-name="Class_20_Variables"><text:span text:style-name="T22">$array</text:span></text:span> are added to <text:span text:style-name="Class_20_Variables"><text:span text:style-name="T22">$buffer</text:span></text:span>;</text:p>
          <text:p text:style-name="P29"/>
        </text:list-item>
        <text:list-item>
          <text:p text:style-name="P29">if <text:span text:style-name="Class_20_Variables"><text:span text:style-name="T22">$name</text:span></text:span> is not provided, only the value of <text:span text:style-name="Class_20_Variables"><text:span text:style-name="T22">$array</text:span></text:span> is added to <text:span text:style-name="Class_20_Variables"><text:span text:style-name="T22">$buffer</text:span></text:span>.</text:p>
          <text:p text:style-name="P29"/>
          <text:p text:style-name="P30"/>
        </text:list-item>
      </text:list>
      <text:p text:style-name="Method_20_Body">Otherwise, <text:span text:style-name="T1">$</text:span><text:span text:style-name="Class_20_Variables"><text:span text:style-name="T22">recursionLevel</text:span></text:span> is set to 0 and all current parameters are passed to the <text:span text:style-name="T1">formatArray</text:span> method for formatting.</text:p>
      <text:p text:style-name="P4"/>
      <text:p text:style-name="P4"><text:span text:style-name="T3">The contents of </text:span><text:span text:style-name="Class_20_Variables"><text:span text:style-name="T22">$buffer</text:span></text:span><text:span text:style-name="T1"> </text:span><text:span text:style-name="T3">are returned.</text:span></text:p>
      <text:p text:style-name="P6"/>
      <text:h text:style-name="P20" text:outline-level="5">formatArray</text:h>
      <text:p text:style-name="P8"/>
      <text:p text:style-name="P8">A recursive implementation of a method to format and output an array to the buffer</text:p>
      <text:p text:style-name="P8"/>
      <text:p text:style-name="Method_20_Code_20_Listing">/**</text:p>
      <text:p text:style-name="Method_20_Code_20_Listing"><text:s/>* formatArray.</text:p>
      <text:p text:style-name="Method_20_Code_20_Listing"><text:s/>*</text:p>
      <text:p text:style-name="Method_20_Code_20_Listing"><text:s/>* Format and output an array to the buffer</text:p>
      <text:p text:style-name="Method_20_Code_20_Listing"><text:s/>* @param array <text:s text:c="2"/>$array <text:s text:c="8"/>= array to print</text:p>
      <text:p text:style-name="Method_20_Code_20_Listing"><text:s/>* @param string <text:s/>$name <text:s text:c="3"/><text:tab/>= (optional) name of the array</text:p>
      <text:p text:style-name="Method_20_Code_20_Listing"><text:s/>* @param boolean $sort <text:s text:c="9"/>= (optional) true to sort (default = don't sort)</text:p>
      <text:p text:style-name="Method_20_Code_20_Listing"><text:s/>* @param boolean $sortValue <text:s text:c="4"/>= (optional) if $sort, sort by value if true,</text:p>
      <text:p text:style-name="Method_20_Code_20_Listing"><text:s/>* <text:s text:c="52"/>sort by key if false</text:p>
      <text:p text:style-name="Method_20_Code_20_Listing"><text:s/>*/</text:p>
      <text:p text:style-name="Method_20_Code_20_Listing">private static function formatArray($array, $name=null, </text:p>
      <text:p text:style-name="Method_20_Code_20_Listing"><text:tab/><text:tab/><text:tab/><text:tab/><text:tab/><text:tab/> <text:s text:c="4"/>$sort=false, </text:p>
      <text:p text:style-name="Method_20_Code_20_Listing"><text:tab/><text:tab/><text:tab/><text:tab/><text:tab/><text:tab/> <text:s text:c="4"/>$sortValue=false)</text:p>
      <text:p text:style-name="Method_20_Code_20_Listing">{</text:p>
      <text:p text:style-name="Method_20_Code_20_Listing"><text:s text:c="2"/><text:tab/>if (count($array) == 0)</text:p>
      <text:p text:style-name="Method_20_Code_20_Listing"><text:s text:c="2"/><text:tab/>{</text:p>
      <text:p text:style-name="Method_20_Code_20_Listing"><text:tab/><text:tab/>return;</text:p>
      <text:p text:style-name="Method_20_Code_20_Listing"><text:s text:c="2"/><text:tab/>}</text:p>
      <text:p text:style-name="Method_20_Code_20_Listing"/>
      <text:p text:style-name="Method_20_Code_20_Listing"><text:s text:c="2"/><text:tab/>if (($name !== null) &amp;&amp; (self::$recursionLevel == 0))</text:p>
      <text:p text:style-name="Method_20_Code_20_Listing"><text:s text:c="2"/><text:tab/>{</text:p>
      <text:p text:style-name="Method_20_Code_20_Listing"><text:tab/><text:tab/>self::bufferMessage(sprintf("\n%s:", $name));</text:p>
      <text:p text:style-name="Method_20_Code_20_Listing"><text:s text:c="2"/><text:tab/>}</text:p>
      <text:p text:style-name="Method_20_Code_20_Listing"/>
      <text:p text:style-name="Method_20_Code_20_Listing"><text:tab/>if ($sort)</text:p>
      <text:p text:style-name="Method_20_Code_20_Listing"><text:tab/>{</text:p>
      <text:p text:style-name="Method_20_Code_20_Listing"><text:tab/><text:tab/>if ($sortValue)</text:p>
      <text:p text:style-name="Method_20_Code_20_Listing"><text:tab/><text:tab/>{</text:p>
      <text:p text:style-name="Method_20_Code_20_Listing"><text:tab/><text:tab/><text:tab/>$array = self::sortableArray($array);</text:p>
      <text:p text:style-name="Method_20_Code_20_Listing"><text:tab/><text:tab/><text:tab/>@asort($array, SORT_REGULAR);</text:p>
      <text:p text:style-name="Method_20_Code_20_Listing"><text:tab/><text:tab/>}</text:p>
      <text:p text:style-name="Method_20_Code_20_Listing"><text:tab/><text:tab/>else</text:p>
      <text:p text:style-name="Method_20_Code_20_Listing"><text:tab/><text:tab/>{</text:p>
      <text:p text:style-name="Method_20_Code_20_Listing"><text:s text:c="2"/><text:tab/> <text:s text:c="3"/><text:tab/><text:tab/>@ksort($array, SORT_REGULAR);</text:p>
      <text:p text:style-name="Method_20_Code_20_Listing"><text:tab/><text:tab/>}</text:p>
      <text:p text:style-name="Method_20_Code_20_Listing"><text:tab/>}</text:p>
      <text:p text:style-name="Method_20_Code_20_Listing"/>
      <text:p text:style-name="Method_20_Code_20_Listing"><text:tab/>$previous = '';</text:p>
      <text:p text:style-name="Method_20_Code_20_Listing"><text:tab/>reset($array);</text:p>
      <text:p text:style-name="Method_20_Code_20_Listing"/>
      <text:p text:style-name="Method_20_Code_20_Listing"><text:tab/>foreach($array as $key =&gt; $value)</text:p>
      <text:p text:style-name="Method_20_Code_20_Listing"><text:tab/>{</text:p>
      <text:p text:style-name="Method_20_Code_20_Listing"><text:tab/><text:tab/>self::bufferLine();</text:p>
      <text:p text:style-name="Method_20_Code_20_Listing"/>
      <text:p text:style-name="Method_20_Code_20_Listing"><text:tab/><text:tab/>if (is_object($value))</text:p>
      <text:p text:style-name="Method_20_Code_20_Listing"><text:tab/><text:tab/>{</text:p>
      <text:p text:style-name="Method_20_Code_20_Listing"><text:tab/><text:tab/><text:tab/>$label = get_class($value);</text:p>
      <text:p text:style-name="Method_20_Code_20_Listing"><text:tab/><text:tab/>}</text:p>
      <text:p text:style-name="Method_20_Code_20_Listing"><text:tab/><text:tab/>elseif (is_array($value))</text:p>
      <text:p text:style-name="Method_20_Code_20_Listing"><text:tab/><text:tab/>{</text:p>
      <text:p text:style-name="Method_20_Code_20_Listing"><text:tab/><text:tab/><text:tab/>$label = 'ARRAY';</text:p>
      <text:p text:style-name="Method_20_Code_20_Listing"><text:tab/><text:tab/>}</text:p>
      <text:p text:style-name="Method_20_Code_20_Listing"><text:tab/><text:tab/>else</text:p>
      <text:p text:style-name="Method_20_Code_20_Listing"><text:tab/><text:tab/>{</text:p>
      <text:p text:style-name="Method_20_Code_20_Listing"><text:tab/><text:tab/><text:tab/>$label = $value;</text:p>
      <text:p text:style-name="Method_20_Code_20_Listing"><text:tab/><text:tab/>}</text:p>
      <text:p text:style-name="Method_20_Code_20_Listing"><text:soft-page-break/></text:p>
      <text:p text:style-name="Method_20_Code_20_Listing"><text:tab/><text:tab/>$tab = 0;</text:p>
      <text:p text:style-name="Method_20_Code_20_Listing"><text:tab/><text:tab/>do</text:p>
      <text:p text:style-name="Method_20_Code_20_Listing"><text:tab/><text:tab/>{</text:p>
      <text:p text:style-name="Method_20_Code_20_Listing"><text:tab/><text:tab/><text:tab/>self::bufferMessage(self::indentCharacter());</text:p>
      <text:p text:style-name="Method_20_Code_20_Listing"><text:tab/><text:tab/>}</text:p>
      <text:p text:style-name="Method_20_Code_20_Listing"><text:tab/><text:tab/>while(++$tab &lt;= self::$recursionLevel);</text:p>
      <text:p text:style-name="Method_20_Code_20_Listing"/>
      <text:p text:style-name="Method_20_Code_20_Listing"><text:tab/><text:tab/>self::bufferMessage(sprintf("%s = %s", $key, $label));</text:p>
      <text:p text:style-name="Method_20_Code_20_Listing"/>
      <text:p text:style-name="Method_20_Code_20_Listing"><text:tab/><text:tab/>if ((is_array($value)) &amp;&amp; (self::$recursionLevel &lt; self::$maxLevel))</text:p>
      <text:p text:style-name="Method_20_Code_20_Listing"><text:tab/><text:tab/>{</text:p>
      <text:p text:style-name="Method_20_Code_20_Listing"><text:tab/><text:tab/><text:tab/>self::$recursionLevel++;</text:p>
      <text:p text:style-name="Method_20_Code_20_Listing"><text:tab/><text:tab/><text:tab/>self::formatArray($value, $key);</text:p>
      <text:p text:style-name="Method_20_Code_20_Listing"><text:tab/><text:tab/><text:tab/>self::$recursionLevel--;</text:p>
      <text:p text:style-name="Method_20_Code_20_Listing"><text:tab/><text:tab/>}</text:p>
      <text:p text:style-name="Method_20_Code_20_Listing"><text:tab/>}</text:p>
      <text:p text:style-name="Method_20_Code_20_Listing"/>
      <text:p text:style-name="P16">}</text:p>
      <text:p text:style-name="P8"/>
      <text:p text:style-name="P3">The <text:span text:style-name="T1">format</text:span> method expects a single, mandatory parameter:</text:p>
      <text:p text:style-name="P3"/>
      <text:p text:style-name="Method_20_Indent"><text:span text:style-name="Class_20_Variables"><text:span text:style-name="T22">$array</text:span></text:span> = the array to format for output</text:p>
      <text:p text:style-name="P3"/>
      <text:p text:style-name="P3">And 3 optional parameters:</text:p>
      <text:p text:style-name="P3"/>
      <text:p text:style-name="Method_20_Indent"><text:span text:style-name="Class_20_Variables"><text:span text:style-name="T22">$name</text:span></text:span> <text:tab/><text:tab/>= array name for (optional) labelling the output</text:p>
      <text:p text:style-name="Method_20_Indent"><text:span text:style-name="Class_20_Variables"><text:span text:style-name="T22">$sort </text:span></text:span><text:span text:style-name="T1"><text:tab/><text:tab/><text:tab/></text:span>= boolean true to sort, false to not sort</text:p>
      <text:p text:style-name="Method_20_Indent"><text:span text:style-name="Class_20_Variables"><text:span text:style-name="T22">$sortValues </text:span></text:span><text:span text:style-name="T1"><text:tab/></text:span>= boolean true to sort by value, or false to sort by key</text:p>
      <text:p text:style-name="P3"/>
      <text:p text:style-name="P3">When the method begins, a check is performed to make sure that the array has data in it to process. <text:s/>An exit of the method is performed if the array is empty.</text:p>
      <text:p text:style-name="P3"/>
      <text:p text:style-name="P3">If this call to <text:span text:style-name="T1">formatArray</text:span> is the first call (<text:span text:style-name="Class_20_Variables"><text:span text:style-name="T22">$recursionLevel == 0</text:span></text:span>), a formatted <text:span text:style-name="Class_20_Variables"><text:span text:style-name="T22">$name</text:span></text:span> is added as a header to <text:span text:style-name="T1">$buffer</text:span>.</text:p>
      <text:p text:style-name="P3"/>
      <text:p text:style-name="P3">If <text:span text:style-name="Class_20_Variables"><text:span text:style-name="T22">$sort</text:span></text:span> is true,</text:p>
      <text:p text:style-name="P3"/>
      <text:list xml:id="list523883653" text:style-name="L4">
        <text:list-item>
          <text:p text:style-name="P26">if <text:span text:style-name="Class_20_Variables"><text:span text:style-name="T22">$sortValues</text:span></text:span> is true,</text:p>
        </text:list-item>
        <text:list-item>
          <text:p text:style-name="P26">The array is converted to a sortable array (refer to the <text:span text:style-name="T1">sortableArray</text:span> method, below);</text:p>
        </text:list-item>
        <text:list-item>
          <text:p text:style-name="P26">The array is sorted utilizing the <text:span text:style-name="Class_20_Variables"><text:span text:style-name="T23">asort</text:span></text:span> array sort;</text:p>
        </text:list-item>
        <text:list-item>
          <text:p text:style-name="P26">Otherwise, the array is sorted utilizing the <text:span text:style-name="Class_20_Variables"><text:span text:style-name="T23">ksort</text:span></text:span> array sort.</text:p>
        </text:list-item>
      </text:list>
      <text:p text:style-name="P3"/>
      <text:p text:style-name="P3">The current array is iterated through one <text:span text:style-name="Class_20_Variables"><text:span text:style-name="T22">$key</text:span></text:span> at a time</text:p>
      <text:p text:style-name="P3"/>
      <text:p text:style-name="P3">First, <text:span text:style-name="Class_20_Variables"><text:span text:style-name="T22">$value</text:span></text:span> is evaluated:</text:p>
      <text:p text:style-name="P3"/>
      <text:list xml:id="list791803551" text:style-name="L5">
        <text:list-item>
          <text:p text:style-name="P27"><text:span text:style-name="T17">if </text:span><text:span text:style-name="Class_20_Variables"><text:span text:style-name="T4">$value</text:span></text:span><text:span text:style-name="T17"> is an object,</text:span></text:p>
        </text:list-item>
        <text:list-item>
          <text:p text:style-name="P27"><text:span text:style-name="T17">set </text:span><text:span text:style-name="Class_20_Variables"><text:span text:style-name="T4">$label</text:span></text:span><text:span text:style-name="T17"> to the name of the class (</text:span><text:span text:style-name="T18">get_class()</text:span><text:span text:style-name="T17">) of the object</text:span></text:p>
        </text:list-item>
        <text:list-item>
          <text:p text:style-name="P27"><text:span text:style-name="T17">otherwise, if </text:span><text:span text:style-name="Class_20_Variables"><text:span text:style-name="T4">$label</text:span></text:span><text:span text:style-name="T17"> is an array,</text:span></text:p>
        </text:list-item>
        <text:list-item>
          <text:p text:style-name="P27"><text:span text:style-name="T17">set </text:span><text:span text:style-name="Class_20_Variables"><text:span text:style-name="T4">$label</text:span></text:span><text:span text:style-name="T17"> to ARRAY</text:span></text:p>
        </text:list-item>
        <text:list-item>
          <text:p text:style-name="P27"><text:span text:style-name="T17">otherwise, set </text:span><text:span text:style-name="Class_20_Variables"><text:span text:style-name="T4">$label</text:span></text:span><text:span text:style-name="T17"> to </text:span><text:span text:style-name="Class_20_Variables"><text:span text:style-name="T4">$value</text:span></text:span></text:p>
        </text:list-item>
      </text:list>
      <text:p text:style-name="P3"><text:soft-page-break/></text:p>
      <text:p text:style-name="P3"><text:span text:style-name="T17">Next, </text:span><text:span text:style-name="Class_20_Variables"><text:span text:style-name="T4">$indentCharacter</text:span></text:span><text:span text:style-name="T17"> character sequences are added to the output buffer, followed by the </text:span><text:span text:style-name="Class_20_Variables"><text:span text:style-name="T4">$key</text:span></text:span><text:span text:style-name="T17"> contents and equals sign and the </text:span><text:span text:style-name="Class_20_Variables"><text:span text:style-name="T4">$label</text:span></text:span><text:span text:style-name="T17"> set above.</text:span></text:p>
      <text:p text:style-name="P3"/>
      <text:p text:style-name="P3"><text:span text:style-name="T17">If </text:span><text:span text:style-name="Class_20_Variables"><text:span text:style-name="T4">$value</text:span></text:span><text:span text:style-name="T18"> </text:span><text:span text:style-name="T17">is an array, and </text:span><text:span text:style-name="Class_20_Variables"><text:span text:style-name="T4">$recursionLevel</text:span></text:span><text:span text:style-name="T17"> is less than </text:span><text:span text:style-name="Class_20_Variables"><text:span text:style-name="T4">$maxLevels</text:span></text:span><text:span text:style-name="T17">, </text:span><text:span text:style-name="Class_20_Variables"><text:span text:style-name="T5">$recursionLevel</text:span></text:span><text:span text:style-name="T17"> is incremented and </text:span><text:span text:style-name="T18">formatArray</text:span><text:span text:style-name="T17"> is called again passing </text:span><text:span text:style-name="Class_20_Variables"><text:span text:style-name="T4">$value</text:span></text:span><text:span text:style-name="Class_20_Variables"><text:span text:style-name="T5"> </text:span></text:span><text:span text:style-name="T17">as the array to be formatted.</text:span></text:p>
      <text:p text:style-name="P7"/>
      <text:h text:style-name="P24" text:outline-level="3">Source Listing</text:h>
      <text:p text:style-name="P15"/>
      <text:p text:style-name="Code_20_Listing">&lt;?php</text:p>
      <text:p text:style-name="Code_20_Listing">namespace Library\PrintU;</text:p>
      <text:p text:style-name="Code_20_Listing"/>
      <text:p text:style-name="Code_20_Listing">/*</text:p>
      <text:p text:style-name="Code_20_Listing"><text:s/>*<text:tab/><text:tab/>FormatArray is copyright © 2012. EarthWalk Software.</text:p>
      <text:p text:style-name="Code_20_Listing"><text:s/>*<text:tab/><text:tab/>Licensed under the Academic Free License version 3.0.</text:p>
      <text:p text:style-name="Code_20_Listing"><text:s/>* <text:tab/><text:tab/>Refer to the file named License.txt provided with the source, </text:p>
      <text:p text:style-name="Code_20_Listing"><text:s/>* <text:s text:c="13"/>or from http://opensource.org/licenses/academic.php</text:p>
      <text:p text:style-name="Code_20_Listing"><text:s/>*/</text:p>
      <text:p text:style-name="Code_20_Listing">/**</text:p>
      <text:p text:style-name="Code_20_Listing"><text:s/>* FormatArray.</text:p>
      <text:p text:style-name="Code_20_Listing"><text:s/>*</text:p>
      <text:p text:style-name="Code_20_Listing"><text:s/>* Static class to format an array for printing.</text:p>
      <text:p text:style-name="Code_20_Listing"><text:s/>* @author Jay Wheeler.</text:p>
      <text:p text:style-name="Code_20_Listing"><text:s/>* @version 1.0</text:p>
      <text:p text:style-name="Code_20_Listing"><text:s/>* @copyright © 2012. EarthWalk Software.</text:p>
      <text:p text:style-name="Code_20_Listing"><text:s/>* @license Licensed under the Academic Free License version 3.0.</text:p>
      <text:p text:style-name="Code_20_Listing"><text:s/>* @package Library</text:p>
      <text:p text:style-name="Code_20_Listing"><text:s/>* @subpackage PrintU.</text:p>
      <text:p text:style-name="Code_20_Listing"><text:s/>*/</text:p>
      <text:p text:style-name="Code_20_Listing">class FormatArray</text:p>
      <text:p text:style-name="Code_20_Listing">{</text:p>
      <text:p text:style-name="Code_20_Listing"><text:tab/>/**</text:p>
      <text:p text:style-name="Code_20_Listing"><text:tab/> * recursionLevel.</text:p>
      <text:p text:style-name="Code_20_Listing"><text:tab/> *</text:p>
      <text:p text:style-name="Code_20_Listing"><text:tab/> * Current recursion level</text:p>
      <text:p text:style-name="Code_20_Listing"><text:tab/> * @var integer $recursionLevel = Class recursion level</text:p>
      <text:p text:style-name="Code_20_Listing"><text:tab/> */</text:p>
      <text:p text:style-name="Code_20_Listing"><text:s text:c="2"/><text:tab/>private static <text:tab/>$recursionLevel = 0;</text:p>
      <text:p text:style-name="Code_20_Listing"/>
      <text:p text:style-name="Code_20_Listing"><text:s text:c="2"/><text:tab/>/**</text:p>
      <text:p text:style-name="Code_20_Listing"><text:s text:c="2"/><text:tab/> * maxLevel.</text:p>
      <text:p text:style-name="Code_20_Listing"><text:s text:c="2"/><text:tab/> *</text:p>
      <text:p text:style-name="Code_20_Listing"><text:s text:c="2"/><text:tab/> * Maximum recursion level</text:p>
      <text:p text:style-name="Code_20_Listing"><text:s text:c="2"/><text:tab/> * @var integer $maxLevel = maximum recursion level</text:p>
      <text:p text:style-name="Code_20_Listing"><text:s text:c="2"/><text:tab/> */</text:p>
      <text:p text:style-name="Code_20_Listing"><text:tab/>private static <text:s/>$maxLevel <text:s text:c="6"/>= 10;</text:p>
      <text:p text:style-name="Code_20_Listing"/>
      <text:p text:style-name="Code_20_Listing"><text:tab/>/**</text:p>
      <text:p text:style-name="Code_20_Listing"><text:tab/> * buffer</text:p>
      <text:p text:style-name="Code_20_Listing"><text:tab/> *</text:p>
      <text:p text:style-name="Code_20_Listing"><text:tab/> * A static buffer to hold the formatted array</text:p>
      <text:p text:style-name="Code_20_Listing"><text:tab/> * @var string $buffer</text:p>
      <text:p text:style-name="Code_20_Listing"><text:tab/> */</text:p>
      <text:p text:style-name="Code_20_Listing"><text:tab/>private static<text:tab/>$buffer = '';</text:p>
      <text:p text:style-name="Code_20_Listing"/>
      <text:p text:style-name="Code_20_Listing"><text:tab/>/**</text:p>
      <text:p text:style-name="Code_20_Listing"><text:tab/> * indentCharacter</text:p>
      <text:p text:style-name="Code_20_Listing"><text:tab/> *</text:p>
      <text:p text:style-name="Code_20_Listing"><text:tab/> * The character sequence used to indent output based on recursionLevel</text:p>
      <text:p text:style-name="Code_20_Listing"><text:tab/> * @var string $indentCharacter</text:p>
      <text:p text:style-name="Code_20_Listing"><text:tab/> */</text:p>
      <text:p text:style-name="Code_20_Listing"><text:tab/>private static<text:tab/>$indentCharacter = "\t";</text:p>
      <text:p text:style-name="Code_20_Listing"/>
      <text:p text:style-name="Code_20_Listing"><text:span text:style-name="T24"><text:tab/></text:span><text:span text:style-name="T25">/**</text:span></text:p>
      <text:p text:style-name="Code_20_Listing"><text:tab/> * format.</text:p>
      <text:p text:style-name="Code_20_Listing"><text:tab/> *</text:p>
      <text:p text:style-name="Code_20_Listing"><text:tab/> * Create a formatted buffer from the array.</text:p>
      <text:p text:style-name="Code_20_Listing"><text:tab/> * @param array $array = array to print</text:p>
      <text:p text:style-name="Code_20_Listing"><text:soft-page-break/><text:tab/> * @param string $name = (optional) name of the array (if formatOutput)</text:p>
      <text:p text:style-name="Code_20_Listing"><text:tab/> * @param boolean $sort = (optional) true to sort (default = don't sort)</text:p>
      <text:p text:style-name="Code_20_Listing"><text:tab/> * @param boolean $sortValues = (optional) true to sort by values</text:p>
      <text:p text:style-name="Code_20_Listing"><text:tab/> *<text:tab/><text:tab/><text:tab/><text:tab/><text:tab/><text:tab/> <text:s text:c="5"/>false to not</text:p>
      <text:p text:style-name="Code_20_Listing"><text:tab/> * @return string $buffer</text:p>
      <text:p text:style-name="Code_20_Listing"><text:tab/> */</text:p>
      <text:p text:style-name="Code_20_Listing"><text:tab/>public static function format($array, $name=null, </text:p>
      <text:p text:style-name="Code_20_Listing"><text:s text:c="44"/>$sort=false,</text:p>
      <text:p text:style-name="Code_20_Listing"><text:s text:c="44"/>$sortValues=false)</text:p>
      <text:p text:style-name="Code_20_Listing"><text:tab/>{</text:p>
      <text:p text:style-name="Code_20_Listing"><text:tab/><text:tab/>self::$buffer = '';</text:p>
      <text:p text:style-name="Code_20_Listing"><text:tab/><text:tab/>if (self::indentCharacter() === null)</text:p>
      <text:p text:style-name="Code_20_Listing"><text:tab/><text:tab/>{</text:p>
      <text:p text:style-name="Code_20_Listing"><text:tab/><text:tab/><text:tab/>self::indentCharacter("\t");</text:p>
      <text:p text:style-name="Code_20_Listing"><text:tab/><text:tab/>}</text:p>
      <text:p text:style-name="Code_20_Listing"/>
      <text:p text:style-name="Code_20_Listing"><text:tab/><text:tab/>if (! is_array($array))</text:p>
      <text:p text:style-name="Code_20_Listing"><text:tab/><text:tab/>{</text:p>
      <text:p text:style-name="Code_20_Listing"><text:tab/><text:tab/><text:tab/>if ($name !== null)</text:p>
      <text:p text:style-name="Code_20_Listing"><text:tab/><text:tab/><text:tab/>{</text:p>
      <text:p text:style-name="Code_20_Listing"><text:tab/><text:tab/><text:tab/><text:tab/>self::bufferLine(sprintf('%s: %s', $name, $array));</text:p>
      <text:p text:style-name="Code_20_Listing"><text:tab/><text:tab/><text:tab/>}</text:p>
      <text:p text:style-name="Code_20_Listing"><text:tab/><text:tab/><text:tab/>else</text:p>
      <text:p text:style-name="Code_20_Listing"><text:tab/><text:tab/><text:tab/>{</text:p>
      <text:p text:style-name="Code_20_Listing"><text:tab/><text:tab/><text:tab/><text:tab/>self::bufferLine($array);</text:p>
      <text:p text:style-name="Code_20_Listing"><text:tab/><text:tab/><text:tab/>}</text:p>
      <text:p text:style-name="Code_20_Listing"><text:tab/><text:tab/>}</text:p>
      <text:p text:style-name="Code_20_Listing"><text:tab/><text:tab/>else</text:p>
      <text:p text:style-name="Code_20_Listing"><text:tab/><text:tab/>{</text:p>
      <text:p text:style-name="Code_20_Listing"><text:tab/> <text:s/><text:tab/><text:tab/>self::$recursionLevel = 0;</text:p>
      <text:p text:style-name="Code_20_Listing"><text:tab/> <text:s/><text:tab/><text:tab/>self::formatArray($array, $name, $sort, $sortValues);</text:p>
      <text:p text:style-name="Code_20_Listing"><text:tab/> <text:s/><text:tab/><text:tab/>self::bufferLine('');</text:p>
      <text:p text:style-name="Code_20_Listing"><text:tab/><text:tab/>}</text:p>
      <text:p text:style-name="Code_20_Listing"/>
      <text:p text:style-name="Code_20_Listing"><text:tab/><text:tab/>return self::$buffer;</text:p>
      <text:p text:style-name="Code_20_Listing"><text:tab/>}</text:p>
      <text:p text:style-name="Code_20_Listing"/>
      <text:p text:style-name="Code_20_Listing"><text:span text:style-name="T24"><text:tab/></text:span><text:span text:style-name="T25">/**</text:span></text:p>
      <text:p text:style-name="Code_20_Listing"><text:tab/> * formatArray.</text:p>
      <text:p text:style-name="Code_20_Listing"><text:tab/> *</text:p>
      <text:p text:style-name="Code_20_Listing"><text:tab/> * Format and output an array to the buffer</text:p>
      <text:p text:style-name="Code_20_Listing"><text:tab/> * @param array <text:s text:c="2"/>$array <text:s/>= array to print</text:p>
      <text:p text:style-name="Code_20_Listing"><text:tab/> * @param string <text:s/>$name <text:s text:c="2"/>= (optional) name of the array</text:p>
      <text:p text:style-name="Code_20_Listing"><text:tab/> * @param boolean $sort <text:s text:c="2"/>= (optional) true to sort (default = don't sort)</text:p>
      <text:p text:style-name="Code_20_Listing"><text:tab/> * @param boolean $sortValue = (optional) if $sort, sort by value if true,</text:p>
      <text:p text:style-name="Code_20_Listing"><text:tab/> * <text:s text:c="49"/>sort by key if false</text:p>
      <text:p text:style-name="Code_20_Listing"><text:tab/> */</text:p>
      <text:p text:style-name="Code_20_Listing"><text:tab/>private static function formatArray($array, $name=null, </text:p>
      <text:p text:style-name="Code_20_Listing"><text:tab/><text:tab/><text:tab/><text:tab/><text:tab/><text:tab/><text:tab/> <text:s text:c="4"/>$sort=false, </text:p>
      <text:p text:style-name="Code_20_Listing"><text:s text:c="51"/>$sortValue=false)</text:p>
      <text:p text:style-name="Code_20_Listing"><text:s text:c="4"/><text:tab/>{</text:p>
      <text:p text:style-name="Code_20_Listing"><text:tab/><text:tab/>if (count($array) == 0)</text:p>
      <text:p text:style-name="Code_20_Listing"><text:tab/><text:tab/>{</text:p>
      <text:p text:style-name="Code_20_Listing"><text:s text:c="2"/><text:tab/> <text:s text:c="3"/><text:tab/><text:tab/>return;</text:p>
      <text:p text:style-name="Code_20_Listing"><text:s text:c="2"/><text:tab/> <text:s/><text:tab/>}</text:p>
      <text:p text:style-name="Code_20_Listing"/>
      <text:p text:style-name="Code_20_Listing"><text:s text:c="2"/><text:tab/> <text:s/><text:tab/>if (($name !== null) &amp;&amp; (self::$recursionLevel == 0))</text:p>
      <text:p text:style-name="Code_20_Listing"><text:s text:c="2"/><text:tab/> <text:s/><text:tab/>{</text:p>
      <text:p text:style-name="Code_20_Listing"><text:tab/> <text:s/><text:tab/> <text:s text:c="3"/><text:tab/>self::bufferMessage(sprintf("\n%s:", $name));</text:p>
      <text:p text:style-name="Code_20_Listing"><text:s text:c="2"/><text:tab/> <text:s/><text:tab/>}</text:p>
      <text:p text:style-name="Code_20_Listing"/>
      <text:p text:style-name="Code_20_Listing"><text:soft-page-break/><text:s text:c="2"/><text:tab/> <text:s/><text:tab/>if ($sort)</text:p>
      <text:p text:style-name="Code_20_Listing"><text:s text:c="2"/><text:tab/> <text:s/><text:tab/>{</text:p>
      <text:p text:style-name="Code_20_Listing"><text:s text:c="2"/><text:tab/> <text:s/><text:tab/><text:tab/>if ($sortValue)</text:p>
      <text:p text:style-name="Code_20_Listing"><text:s text:c="2"/><text:tab/> <text:s/><text:tab/><text:tab/>{</text:p>
      <text:p text:style-name="Code_20_Listing"><text:s text:c="2"/><text:tab/> <text:s/><text:tab/><text:tab/><text:tab/>$array = self::sortableArray($array);</text:p>
      <text:p text:style-name="Code_20_Listing"><text:s text:c="2"/><text:tab/> <text:s/><text:tab/><text:tab/><text:tab/>@asort($array, SORT_REGULAR);</text:p>
      <text:p text:style-name="Code_20_Listing"><text:s text:c="2"/><text:tab/> <text:s/><text:tab/><text:tab/>}</text:p>
      <text:p text:style-name="Code_20_Listing"><text:s text:c="2"/><text:tab/> <text:s/><text:tab/><text:tab/>else</text:p>
      <text:p text:style-name="Code_20_Listing"><text:s text:c="2"/><text:tab/> <text:s/><text:tab/><text:tab/>{</text:p>
      <text:p text:style-name="Code_20_Listing"><text:tab/> <text:s/><text:tab/> <text:s text:c="3"/><text:tab/><text:tab/>@ksort($array, SORT_REGULAR);</text:p>
      <text:p text:style-name="Code_20_Listing"><text:s text:c="2"/><text:tab/> <text:s/><text:tab/><text:tab/>}</text:p>
      <text:p text:style-name="Code_20_Listing"><text:s text:c="2"/><text:tab/> <text:s/><text:tab/>}</text:p>
      <text:p text:style-name="Code_20_Listing"/>
      <text:p text:style-name="Code_20_Listing"><text:s text:c="2"/><text:tab/> <text:s/><text:tab/>$previous = '';</text:p>
      <text:p text:style-name="Code_20_Listing"><text:s text:c="2"/><text:tab/> <text:s/><text:tab/>reset($array);</text:p>
      <text:p text:style-name="Code_20_Listing"/>
      <text:p text:style-name="Code_20_Listing"><text:s text:c="2"/><text:tab/> <text:s/><text:tab/>foreach($array as $key =&gt; $value)</text:p>
      <text:p text:style-name="Code_20_Listing"><text:s text:c="2"/><text:tab/> <text:s/><text:tab/>{</text:p>
      <text:p text:style-name="Code_20_Listing"><text:s text:c="6"/><text:tab/><text:tab/><text:tab/>self::bufferLine();</text:p>
      <text:p text:style-name="Code_20_Listing"/>
      <text:p text:style-name="Code_20_Listing"><text:s text:c="2"/><text:tab/> <text:s/><text:tab/><text:tab/>if (is_object($value))</text:p>
      <text:p text:style-name="Code_20_Listing"><text:s text:c="2"/><text:tab/> <text:s/><text:tab/><text:tab/>{</text:p>
      <text:p text:style-name="Code_20_Listing"><text:s text:c="2"/><text:tab/> <text:s/><text:tab/><text:tab/><text:tab/>$label = get_class($value);</text:p>
      <text:p text:style-name="Code_20_Listing"><text:s text:c="2"/><text:tab/> <text:s/><text:tab/><text:tab/>}</text:p>
      <text:p text:style-name="Code_20_Listing"><text:s text:c="2"/><text:tab/> <text:s/><text:tab/><text:tab/>elseif (is_array($value))</text:p>
      <text:p text:style-name="Code_20_Listing"><text:s text:c="2"/><text:tab/> <text:s/><text:tab/><text:tab/>{</text:p>
      <text:p text:style-name="Code_20_Listing"><text:s text:c="2"/><text:tab/> <text:s/><text:tab/><text:tab/><text:tab/>$label = 'ARRAY';</text:p>
      <text:p text:style-name="Code_20_Listing"><text:s text:c="2"/><text:tab/> <text:s/><text:tab/><text:tab/>}</text:p>
      <text:p text:style-name="Code_20_Listing"><text:s text:c="2"/><text:tab/> <text:s/><text:tab/><text:tab/>else</text:p>
      <text:p text:style-name="Code_20_Listing"><text:s text:c="2"/><text:tab/> <text:s/><text:tab/><text:tab/>{</text:p>
      <text:p text:style-name="Code_20_Listing"><text:s text:c="2"/><text:tab/> <text:s/><text:tab/><text:tab/><text:tab/>$label = $value;</text:p>
      <text:p text:style-name="Code_20_Listing"><text:s text:c="2"/><text:tab/> <text:s/><text:tab/><text:tab/>}</text:p>
      <text:p text:style-name="Code_20_Listing"/>
      <text:p text:style-name="Code_20_Listing"><text:s text:c="2"/><text:tab/> <text:s/><text:tab/><text:tab/>$tab = 0;</text:p>
      <text:p text:style-name="Code_20_Listing"><text:s text:c="2"/><text:tab/> <text:s/><text:tab/><text:tab/>do</text:p>
      <text:p text:style-name="Code_20_Listing"><text:s text:c="2"/><text:tab/> <text:s/><text:tab/><text:tab/>{</text:p>
      <text:p text:style-name="Code_20_Listing"><text:s text:c="3"/><text:tab/><text:tab/><text:tab/><text:tab/>self::bufferMessage(self::indentCharacter());</text:p>
      <text:p text:style-name="Code_20_Listing"><text:s text:c="2"/><text:tab/> <text:s/><text:tab/><text:tab/>}</text:p>
      <text:p text:style-name="Code_20_Listing"><text:s text:c="2"/><text:tab/> <text:s/><text:tab/><text:tab/>while(++$tab &lt;= self::$recursionLevel);</text:p>
      <text:p text:style-name="Code_20_Listing"/>
      <text:p text:style-name="Code_20_Listing"><text:tab/><text:tab/><text:tab/>self::bufferMessage(sprintf("%s = %s", $key, $label));</text:p>
      <text:p text:style-name="Code_20_Listing"/>
      <text:p text:style-name="Code_20_Listing"><text:s text:c="2"/><text:tab/> <text:s/><text:tab/><text:tab/>if ((is_array($value)) &amp;&amp; (self::$recursionLevel &lt; self::$maxLevel))</text:p>
      <text:p text:style-name="Code_20_Listing"><text:tab/><text:tab/><text:tab/>{</text:p>
      <text:p text:style-name="Code_20_Listing"><text:s text:c="2"/><text:tab/> <text:s/><text:tab/> <text:s/><text:tab/><text:tab/>self::$recursionLevel++;</text:p>
      <text:p text:style-name="Code_20_Listing"><text:s text:c="2"/><text:tab/> <text:s/><text:tab/> <text:s/><text:tab/><text:tab/>self::formatArray($value, $key);</text:p>
      <text:p text:style-name="Code_20_Listing"><text:s text:c="2"/><text:tab/> <text:s/><text:tab/> <text:s/><text:tab/><text:tab/>self::$recursionLevel--;</text:p>
      <text:p text:style-name="Code_20_Listing"><text:tab/><text:tab/><text:tab/>}</text:p>
      <text:p text:style-name="Code_20_Listing"><text:tab/><text:tab/>}</text:p>
      <text:p text:style-name="Code_20_Listing"/>
      <text:p text:style-name="Code_20_Listing"><text:tab/>}</text:p>
      <text:p text:style-name="Code_20_Listing"/>
      <text:p text:style-name="Code_20_Listing"><text:tab/>/**</text:p>
      <text:p text:style-name="Code_20_Listing"><text:tab/> * sortableArray</text:p>
      <text:p text:style-name="Code_20_Listing"><text:tab/> *</text:p>
      <text:p text:style-name="Code_20_Listing"><text:tab/> * The purpose of this method is to keep from getting bad results</text:p>
      <text:p text:style-name="Code_20_Listing"><text:tab/> * when sorting an array containing class objects</text:p>
      <text:p text:style-name="Code_20_Listing"><text:tab/> * @param array $array = array to be converted to 'sortable'</text:p>
      <text:p text:style-name="Code_20_Listing"><text:tab/> * @return array $array</text:p>
      <text:p text:style-name="Code_20_Listing"><text:tab/> */</text:p>
      <text:p text:style-name="Code_20_Listing"><text:tab/>private static function sortableArray($array)</text:p>
      <text:p text:style-name="Code_20_Listing"><text:soft-page-break/><text:tab/>{</text:p>
      <text:p text:style-name="Code_20_Listing"><text:tab/><text:tab/>foreach($array as $key =&gt; $value)</text:p>
      <text:p text:style-name="Code_20_Listing"><text:tab/> <text:s text:c="3"/><text:tab/>{</text:p>
      <text:p text:style-name="Code_20_Listing"><text:tab/><text:tab/><text:tab/>if (is_array($value))</text:p>
      <text:p text:style-name="Code_20_Listing"><text:tab/> <text:s text:c="3"/><text:tab/><text:tab/>{</text:p>
      <text:p text:style-name="Code_20_Listing"><text:tab/><text:tab/><text:tab/><text:tab/>$array[$key] = self::sortableArray($value);</text:p>
      <text:p text:style-name="Code_20_Listing"><text:tab/> <text:s text:c="3"/><text:tab/><text:tab/>}</text:p>
      <text:p text:style-name="Code_20_Listing"><text:tab/> <text:s text:c="3"/><text:tab/><text:tab/>elseif (is_object($value))</text:p>
      <text:p text:style-name="Code_20_Listing"><text:tab/><text:tab/><text:tab/>{</text:p>
      <text:p text:style-name="Code_20_Listing"><text:tab/><text:tab/><text:tab/><text:tab/>$array[$key] = get_class($value);</text:p>
      <text:p text:style-name="Code_20_Listing"><text:tab/> <text:s text:c="3"/><text:tab/><text:tab/>}</text:p>
      <text:p text:style-name="Code_20_Listing"><text:tab/> <text:s text:c="3"/><text:tab/>}</text:p>
      <text:p text:style-name="Code_20_Listing"><text:s text:c="4"/><text:tab/></text:p>
      <text:p text:style-name="Code_20_Listing"><text:tab/><text:tab/>return $array;</text:p>
      <text:p text:style-name="Code_20_Listing"><text:tab/>}</text:p>
      <text:p text:style-name="Code_20_Listing"/>
      <text:p text:style-name="Code_20_Listing"><text:tab/>/**</text:p>
      <text:p text:style-name="Code_20_Listing"><text:tab/> * bufferLine</text:p>
      <text:p text:style-name="Code_20_Listing"><text:tab/> *</text:p>
      <text:p text:style-name="Code_20_Listing"><text:tab/> * Add a message followed by an end-of-line (eol) sequence to the buffer</text:p>
      <text:p text:style-name="Code_20_Listing"><text:tab/> * @param string $message = (optional) message + eol to add to the buffer</text:p>
      <text:p text:style-name="Code_20_Listing"><text:tab/> */</text:p>
      <text:p text:style-name="Code_20_Listing"><text:tab/>private static function bufferLine($message='')</text:p>
      <text:p text:style-name="Code_20_Listing"><text:tab/>{</text:p>
      <text:p text:style-name="Code_20_Listing"><text:tab/><text:tab/>self::bufferMessage($message . PHP_EOL);</text:p>
      <text:p text:style-name="Code_20_Listing"><text:tab/>}</text:p>
      <text:p text:style-name="Code_20_Listing"/>
      <text:p text:style-name="Code_20_Listing"><text:tab/>/**</text:p>
      <text:p text:style-name="Code_20_Listing"><text:tab/> * bufferMessage</text:p>
      <text:p text:style-name="Code_20_Listing"><text:tab/> *</text:p>
      <text:p text:style-name="Code_20_Listing"><text:tab/> * Add a message to the format buffer</text:p>
      <text:p text:style-name="Code_20_Listing"><text:tab/> * @param string $message = message to add to the buffer</text:p>
      <text:p text:style-name="Code_20_Listing"><text:tab/> */</text:p>
      <text:p text:style-name="Code_20_Listing"><text:tab/>private static function bufferMessage($message)</text:p>
      <text:p text:style-name="Code_20_Listing"><text:tab/>{</text:p>
      <text:p text:style-name="Code_20_Listing"><text:tab/><text:tab/>self::$buffer .= $message;</text:p>
      <text:p text:style-name="Code_20_Listing"><text:tab/>}</text:p>
      <text:p text:style-name="Code_20_Listing"/>
      <text:p text:style-name="Code_20_Listing"><text:tab/>/**</text:p>
      <text:p text:style-name="Code_20_Listing"><text:tab/> * buffer</text:p>
      <text:p text:style-name="Code_20_Listing"><text:tab/> *</text:p>
      <text:p text:style-name="Code_20_Listing"><text:tab/> * get a copy of the result buffer</text:p>
      <text:p text:style-name="Code_20_Listing"><text:tab/> * @return string $buffer</text:p>
      <text:p text:style-name="Code_20_Listing"><text:tab/> */</text:p>
      <text:p text:style-name="Code_20_Listing"><text:tab/>public static function buffer()</text:p>
      <text:p text:style-name="Code_20_Listing"><text:tab/>{</text:p>
      <text:p text:style-name="Code_20_Listing"><text:tab/><text:tab/>return self::$buffer;</text:p>
      <text:p text:style-name="Code_20_Listing"><text:tab/>}</text:p>
      <text:p text:style-name="Code_20_Listing"/>
      <text:p text:style-name="Code_20_Listing"><text:tab/>/**</text:p>
      <text:p text:style-name="Code_20_Listing"><text:tab/> * indentCharacter</text:p>
      <text:p text:style-name="Code_20_Listing"><text:tab/> *</text:p>
      <text:p text:style-name="Code_20_Listing"><text:tab/> * get/set the indent character sequence</text:p>
      <text:p text:style-name="Code_20_Listing"><text:tab/> * @param string $char = (optional) character indent sequence, null to query</text:p>
      <text:p text:style-name="Code_20_Listing"><text:tab/> * @return string $char</text:p>
      <text:p text:style-name="Code_20_Listing"><text:tab/> */</text:p>
      <text:p text:style-name="Code_20_Listing"><text:tab/>public static function indentCharacter($char=null)</text:p>
      <text:p text:style-name="Code_20_Listing"><text:tab/>{</text:p>
      <text:p text:style-name="Code_20_Listing"><text:tab/><text:tab/>if ($char !== null)</text:p>
      <text:p text:style-name="Code_20_Listing"><text:tab/><text:tab/>{</text:p>
      <text:p text:style-name="Code_20_Listing"><text:tab/><text:tab/><text:tab/>self::$indentCharacter = $char;</text:p>
      <text:p text:style-name="Code_20_Listing"><text:soft-page-break/><text:tab/><text:tab/>}</text:p>
      <text:p text:style-name="Code_20_Listing"/>
      <text:p text:style-name="Code_20_Listing"><text:tab/><text:tab/>return self::$indentCharacter;</text:p>
      <text:p text:style-name="Code_20_Listing"><text:tab/>}</text:p>
      <text:p text:style-name="Code_20_Listing"/>
      <text:p text:style-name="Code_20_Listing"><text:tab/>/**</text:p>
      <text:p text:style-name="Code_20_Listing"><text:tab/> * maxLevel</text:p>
      <text:p text:style-name="Code_20_Listing"><text:tab/> *</text:p>
      <text:p text:style-name="Code_20_Listing"><text:tab/> * get/set the maximum recursion level</text:p>
      <text:p text:style-name="Code_20_Listing"><text:tab/> * @param integer $maxLevel = (optional) maximum recursion levels, null to query</text:p>
      <text:p text:style-name="Code_20_Listing"><text:tab/> * @return integer $maxLevel</text:p>
      <text:p text:style-name="Code_20_Listing"><text:tab/> */</text:p>
      <text:p text:style-name="Code_20_Listing"><text:tab/>public static function maxLevel($maxLevel=null)</text:p>
      <text:p text:style-name="Code_20_Listing"><text:tab/>{</text:p>
      <text:p text:style-name="Code_20_Listing"><text:tab/><text:tab/>if ($maxLevel !== null)</text:p>
      <text:p text:style-name="Code_20_Listing"><text:tab/><text:tab/>{</text:p>
      <text:p text:style-name="Code_20_Listing"><text:tab/><text:tab/><text:tab/>self::$maxLevel = $maxLevel;</text:p>
      <text:p text:style-name="Code_20_Listing"><text:tab/><text:tab/>}</text:p>
      <text:p text:style-name="Code_20_Listing"/>
      <text:p text:style-name="Code_20_Listing"><text:tab/><text:tab/>return self::$maxLevel;</text:p>
      <text:p text:style-name="Code_20_Listing"><text:tab/>}</text:p>
      <text:p text:style-name="P17">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PrintU\FormatArray<text:tab/><text:tab/><text:page-number text:select-page="current">18</text:page-number><text:tab/><text:tab/><text:tab/><text:tab/><text:date style:data-style-name="N76" text:date-value="2012-05-31T10:01:28" text:fixed="true">May 31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0T19:55:56</meta:creation-date>
    <dc:title>ClassDocument</dc:title>
    <meta:editing-duration>PT01H21M27S</meta:editing-duration>
    <meta:editing-cycles>6</meta:editing-cycles>
    <meta:generator>OpenOffice.org/3.2$Linux OpenOffice.org_project/320m12$Build-9483</meta:generator>
    <meta:initial-creator>Jay Wheeler</meta:initial-creator>
    <dc:date>2012-05-31T12:26:11</dc:date>
    <dc:creator>Jay Wheeler</dc:creator>
    <meta:document-statistic meta:table-count="2" meta:image-count="0" meta:object-count="0" meta:page-count="18" meta:paragraph-count="533" meta:word-count="2156" meta:character-count="14780"/>
    <meta:user-defined meta:name="Info 1"/>
    <meta:user-defined meta:name="Info 2"/>
    <meta:user-defined meta:name="Info 3"/>
    <meta:user-defined meta:name="Info 4"/>
    <meta:template xlink:type="simple" xlink:actuate="onRequest" xlink:title="ClassDocument" xlink:href="../ClassDocument.odt" meta:date="2012-05-31T09:10:34"/>
  </office:meta>
</office:document-meta>
</file>